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4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24.00pt" fo:font-weight="bold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24.00pt" fo:font-weight="bold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2.00pt" fo:font-weight="normal" fo:font-family="'Times New Roman'" style:font-family-asian="'Times New Roman'" style:font-family-complex="'Times New Roman'" fo:background-color="#ffffff" style:use-window-font-color="true"/>
    </style:style>
    <style:style style:name="T51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2.00pt" fo:font-weight="normal" fo:font-family="'Times New Roman'" style:font-family-asian="'Times New Roman'" style:font-family-complex="'Times New Roman'" fo:background-color="#ffffff" style:use-window-font-color="true"/>
    </style:style>
    <style:style style:name="T53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2.00pt" fo:font-weight="normal" fo:font-family="'Times New Roman'" style:font-family-asian="'Times New Roman'" style:font-family-complex="'Times New Roman'" fo:background-color="#ffffff" style:use-window-font-color="true"/>
    </style:style>
    <style:style style:name="T55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2.00pt" fo:font-weight="normal" fo:font-family="'Times New Roman'" style:font-family-asian="'Times New Roman'" style:font-family-complex="'Times New Roman'" fo:background-color="#ffffff" style:use-window-font-color="true"/>
    </style:style>
    <style:style style:name="T57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2.00pt" fo:font-weight="normal" fo:font-family="'Times New Roman'" style:font-family-asian="'Times New Roman'" style:font-family-complex="'Times New Roman'" fo:background-color="#ffffff" style:use-window-font-color="true"/>
    </style:style>
    <style:style style:name="T59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2.00pt" fo:font-weight="normal" fo:font-family="'Times New Roman'" style:font-family-asian="'Times New Roman'" style:font-family-complex="'Times New Roman'" fo:background-color="#ffffff" style:use-window-font-color="true"/>
    </style:style>
    <style:style style:name="T61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2.00pt" fo:font-weight="normal" fo:font-family="'Times New Roman'" style:font-family-asian="'Times New Roman'" style:font-family-complex="'Times New Roman'" fo:background-color="#ffffff" style:use-window-font-color="true"/>
    </style:style>
    <style:style style:name="T63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2.00pt" fo:font-weight="normal" fo:font-family="'Times New Roman'" style:font-family-asian="'Times New Roman'" style:font-family-complex="'Times New Roman'" fo:background-color="#ffffff" style:use-window-font-color="true"/>
    </style:style>
    <style:style style:name="T65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12.00pt" fo:font-weight="normal" fo:font-family="'Times New Roman'" style:font-family-asian="'Times New Roman'" style:font-family-complex="'Times New Roman'" fo:background-color="#ffffff" style:use-window-font-color="true"/>
    </style:style>
    <style:style style:name="T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24.00pt" fo:font-weight="bold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8.00pt" fo:font-weight="bold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6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8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2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4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6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8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0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2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1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4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10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6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10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top="5.00pt" fo:margin-bottom="5.00pt"/>
    </style:style>
    <style:style style:name="P2" style:family="paragraph">
      <style:paragraph-properties fo:line-height="100.00%" fo:text-align="left" fo:margin-top="5.00pt" fo:margin-bottom="5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top="5.00pt" fo:margin-bottom="5.00pt"/>
    </style:style>
    <style:style style:name="P5" style:family="paragraph">
      <style:paragraph-properties fo:line-height="100.00%" fo:text-align="center" fo:margin-top="5.00pt" fo:margin-bottom="5.00pt"/>
    </style:style>
    <style:style style:name="P6" style:family="paragraph">
      <style:paragraph-properties fo:line-height="100.00%" fo:text-align="left" fo:margin-top="5.00pt" fo:margin-bottom="5.00pt"/>
    </style: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00.00%" fo:text-align="center" fo:margin-top="5.00pt" fo:margin-bottom="5.00pt"/>
    </style:style>
    <style:style style:name="P9" style:family="paragraph">
      <style:paragraph-properties fo:line-height="115.00%" fo:text-align="left" fo:margin-bottom="10.00pt"/>
    </style:style>
    <style:style style:name="P10" style:family="paragraph">
      <style:paragraph-properties fo:line-height="100.00%" fo:text-align="left" fo:margin-top="5.00pt" fo:margin-bottom="5.00pt"/>
    </style:style>
    <style:style style:name="P11" style:family="paragraph">
      <style:paragraph-properties fo:line-height="115.00%" fo:text-align="left" fo:margin-bottom="10.00pt"/>
    </style:style>
    <style:style style:name="P12" style:family="paragraph">
      <style:paragraph-properties fo:line-height="100.00%" fo:text-align="center" fo:margin-top="5.00pt" fo:margin-bottom="5.00pt"/>
    </style:style>
    <style:style style:name="P13" style:family="paragraph">
      <style:paragraph-properties fo:line-height="100.00%" fo:text-align="left" fo:margin-top="5.00pt" fo:margin-bottom="5.00pt"/>
    </style:style>
    <style:style style:name="P14" style:family="paragraph">
      <style:paragraph-properties fo:line-height="115.00%" fo:text-align="left" fo:margin-bottom="10.00pt"/>
    </style:style>
    <style:style style:name="P15" style:family="paragraph">
      <style:paragraph-properties fo:line-height="100.00%" fo:text-align="left" fo:margin-top="5.00pt" fo:margin-bottom="5.00pt"/>
    </style:style>
  </office:automatic-styles>
  <office:body>
    <office:text>
      <text:p text:style-name="P1"><text:span text:style-name="T1"/></text:p>
      <text:p text:style-name="P1"><text:span text:style-name="T1">Financial Planning</text:span></text:p>
      <text:p text:style-name="P1"><text:span text:style-name="T1">Cash-Flow Forecasting</text:span></text:p>
      <text:p text:style-name="P2"><text:span text:style-name="T2"/></text:p>
      <text:p text:style-name="P2"><text:span text:style-name="T2">Cash Flow</text:span></text:p>
      <text:p text:style-name="P2"><text:span text:style-name="T3">is the movement of cash into and out of a business over a period of time.</text:span></text:p>
      <text:p text:style-name="P2"><text:span text:style-name="T4">Cash Flow Forecasting</text:span></text:p>
      <text:p text:style-name="P2"><text:span text:style-name="T5">is the process of estimating the size and timing of the cash inflows and cash outflows over a period of time.</text:span></text:p>
      <text:p text:style-name="P2"><text:span text:style-name="T6">Cash Inflows</text:span></text:p>
      <text:p text:style-name="P2"><text:span text:style-name="T7">are the receipts of cash into a business e.g. from sales of goods or loan(s)</text:span></text:p>
      <text:p text:style-name="P2"><text:span text:style-name="T8">Cash Outflows</text:span></text:p>
      <text:p text:style-name="P2"><text:span text:style-name="T9">are the records of cash paid out to suppliers, tax office, in salaries, etc.</text:span></text:p>
      <text:p text:style-name="P2"><text:span text:style-name="T10">Net Cash Flow</text:span></text:p>
      <text:p text:style-name="P2"><text:span text:style-name="T11">is the difference between the cash coming in and the cash going out of the business in any one month.</text:span></text:p>
      <text:p text:style-name="P2"><text:span text:style-name="T12">Net Cash Flow calculation</text:span></text:p>
      <text:p text:style-name="P2"><text:span text:style-name="T13">cash inflows - cash outflows (usually calculated for each month)</text:span></text:p>
      <text:p text:style-name="P2"><text:span text:style-name="T14">Opening Balance</text:span></text:p>
      <text:p text:style-name="P2"><text:span text:style-name="T15">is the cash in the account at the beginning of the month.</text:span></text:p>
      <text:p text:style-name="P2"><text:span text:style-name="T16">Closing Balance</text:span></text:p>
      <text:p text:style-name="P2"><text:span text:style-name="T17">is what is left into the account at the end of the month.</text:span></text:p>
      <text:p text:style-name="P2"><text:span text:style-name="T18">Closing Balance calculation</text:span></text:p>
      <text:p text:style-name="P2"><text:span text:style-name="T19">opening balance + net cash flow.</text:span></text:p>
      <text:p text:style-name="P2"><text:span text:style-name="T20">Liquidity</text:span></text:p>
      <text:p text:style-name="P2"><text:span text:style-name="T21">is the amount of cash a business has + any asset that could be sold to bring in cash (without loss). <text:line-break/></text:span><text:span text:style-name="T22">•</text:span><text:span text:style-name="T23"><text:s/>E.g. stock ready to be sold, money owed to the business by customers who have not paid yet.</text:span></text:p>
      <text:p text:style-name="P3"><text:span text:style-name="T24"><text:s/></text:span></text:p>
      <text:p text:style-name="P3"><text:span text:style-name="T24"/></text:p>
      <text:p text:style-name="P4"><text:span text:style-name="T25"/></text:p>
      <text:p text:style-name="P5"><text:span text:style-name="T26">Financial Planning</text:span></text:p>
      <text:p text:style-name="P5"><text:span text:style-name="T26">Costs, revenue and profit</text:span></text:p>
      <text:p text:style-name="P6"><text:span text:style-name="T27">Revenue calculation</text:span></text:p>
      <text:p text:style-name="P6"><text:span text:style-name="T28">selling price x quantity sold</text:span></text:p>
      <text:p text:style-name="P6"><text:span text:style-name="T29">Profit calculation</text:span></text:p>
      <text:p text:style-name="P6"><text:span text:style-name="T30">revenue - total costs or<text:line-break/><text:line-break/>revenue - (fixed costs + total variable costs)</text:span></text:p>
      <text:p text:style-name="P6"><text:span text:style-name="T31">Costs</text:span></text:p>
      <text:p text:style-name="P6"><text:span text:style-name="T32">are expenses a business needs to pay in order to operate e.g. raw materials, stocks, wages or salaries, etc.</text:span></text:p>
      <text:p text:style-name="P6"><text:span text:style-name="T33">Fixed costs</text:span></text:p>
      <text:p text:style-name="P6"><text:span text:style-name="T34">are costs that stay the same regardless of the output (or sales) e.g. rent, insurance, business rates.</text:span></text:p>
      <text:p text:style-name="P6"><text:span text:style-name="T35">Variable costs</text:span></text:p>
      <text:p text:style-name="P6"><text:span text:style-name="T36">vary as output (or sales) vary e.g. raw materials, wages, etc.</text:span></text:p>
      <text:p text:style-name="P6"><text:span text:style-name="T37">Total costs</text:span></text:p>
      <text:p text:style-name="P6"><text:span text:style-name="T38">are the sum of fixed costs and variable costs (variable + fixed costs).</text:span></text:p>
      <text:p text:style-name="P6"><text:span text:style-name="T39">Revenue</text:span></text:p>
      <text:p text:style-name="P6"><text:span text:style-name="T40">is the total amount of money coming into the business from sales (from customers).</text:span></text:p>
      <text:p text:style-name="P6"><text:span text:style-name="T41">Total revenue</text:span></text:p>
      <text:p text:style-name="P6"><text:span text:style-name="T42">selling price (or price) x quantity sold e.g. 1,576 books x £7.99 = £12,592.24</text:span></text:p>
      <text:p text:style-name="P6"><text:span text:style-name="T43">Profit</text:span></text:p>
      <text:p text:style-name="P6"><text:span text:style-name="T44">is the surplus money made by a business after all costs have been paid.</text:span></text:p>
      <text:p text:style-name="P6"><text:span text:style-name="T45">Loss</text:span></text:p>
      <text:p text:style-name="P6"><text:span text:style-name="T46">occurs when the price is less than the costs</text:span></text:p>
      <text:p text:style-name="P6"><text:span text:style-name="T46"></text:span></text:p>
      <text:p text:style-name="P7"><text:span text:style-name="T46"><text:s/></text:span></text:p>
      <text:p text:style-name="P7"><text:span text:style-name="T46"/></text:p>
      <text:p text:style-name="P8"><text:span text:style-name="T47">Financial Planning</text:span></text:p>
      <text:p text:style-name="P8"><text:span text:style-name="T47">Balance Sheet</text:span></text:p>
      <text:p text:style-name="P9"><text:span text:style-name="T48"/></text:p>
      <text:p text:style-name="P10"><text:span text:style-name="T49">Assets</text:span></text:p>
      <text:p text:style-name="P10"><text:span text:style-name="T50">What a business owns.</text:span></text:p>
      <text:p text:style-name="P10"><text:span text:style-name="T51">Fixed Assets</text:span></text:p>
      <text:p text:style-name="P10"><text:span text:style-name="T52">Assets bought for long term use.</text:span></text:p>
      <text:p text:style-name="P10"><text:span text:style-name="T53">Current Assets</text:span></text:p>
      <text:p text:style-name="P10"><text:span text:style-name="T54">Items used in the everyday running of a business.</text:span></text:p>
      <text:p text:style-name="P10"><text:span text:style-name="T55">Liabilities</text:span></text:p>
      <text:p text:style-name="P10"><text:span text:style-name="T56">What a business owes.</text:span></text:p>
      <text:p text:style-name="P10"><text:span text:style-name="T57">Current Liabilities</text:span></text:p>
      <text:p text:style-name="P10"><text:span text:style-name="T58">An amount due to be paid within 12 months.</text:span></text:p>
      <text:p text:style-name="P10"><text:span text:style-name="T59">Long term Liabilities</text:span></text:p>
      <text:p text:style-name="P10"><text:span text:style-name="T60">Money owing over a period greater than 12 months.</text:span></text:p>
      <text:p text:style-name="P10"><text:span text:style-name="T61">Creditors</text:span></text:p>
      <text:p text:style-name="P10"><text:span text:style-name="T62">A person or company to whom money is owed.</text:span></text:p>
      <text:p text:style-name="P10"><text:span text:style-name="T63">Capital</text:span></text:p>
      <text:p text:style-name="P10"><text:span text:style-name="T64">Money invested in a company.</text:span></text:p>
      <text:p text:style-name="P10"><text:span text:style-name="T65">Balance Sheet</text:span></text:p>
      <text:p text:style-name="P10"><text:span text:style-name="T66">A snap shot of a business' financial condition at a specific moment in time.</text:span></text:p>
      <text:p text:style-name="P11"><text:span text:style-name="T67"><text:s/></text:span></text:p>
      <text:p text:style-name="P11"><text:span text:style-name="T67"/></text:p>
      <text:p text:style-name="P12"><text:span text:style-name="T68">Financial Planning</text:span></text:p>
      <text:p text:style-name="P12"><text:span text:style-name="T68">Break-even Analysis</text:span></text:p>
      <text:p text:style-name="P13"><text:span text:style-name="T69">Break-even Analysis </text:span></text:p>
      <text:p text:style-name="P13"><text:span text:style-name="T70">Volume</text:span></text:p>
      <text:p text:style-name="P13"><text:span text:style-name="T71">-Level of output of a machine, department, or organization, or quantity of sales</text:span></text:p>
      <text:p text:style-name="P13"><text:span text:style-name="T72">Revenue (Total Revenue)</text:span></text:p>
      <text:p text:style-name="P13"><text:span text:style-name="T73">-Income generated by the sale of a product<text:line-break/>-Total Revenue: Revenue per unit (Selling Price) times the number of units sold (Volume)<text:line-break/>-If the selling price per unit remains the same regardless to units sold, the total revenue will increase linearly as volume increases</text:span></text:p>
      <text:p text:style-name="P13"><text:span text:style-name="T74">Fixed Cost</text:span></text:p>
      <text:p text:style-name="P13"><text:span text:style-name="T75">-Cost not related to the volume of output, Remains the same regardless of volume<text:line-break/>-Rent, Utilities (in this course), Admin.<text:line-break/>-Stays constant</text:span></text:p>
      <text:p text:style-name="P13"><text:span text:style-name="T76">Variable Cost</text:span></text:p>
      <text:p text:style-name="P13"><text:span text:style-name="T77">-Cost related to the volume of output<text:line-break/>-Each unit produced requires inputs that add to the cost<text:line-break/>-Total variable cost=Variable cost per unit times the volume produced</text:span></text:p>
      <text:p text:style-name="P13"><text:span text:style-name="T78">Total cost</text:span></text:p>
      <text:p text:style-name="P13"><text:span text:style-name="T79">-Sum of the fixed cost and the total variable cost</text:span></text:p>
      <text:p text:style-name="P13"><text:span text:style-name="T80">Total Profit</text:span></text:p>
      <text:p text:style-name="P13"><text:span text:style-name="T81">-Difference between total revenue and total cost</text:span></text:p>
      <text:p text:style-name="P13"><text:span text:style-name="T82">Breakeven Point (BEP)</text:span></text:p>
      <text:p text:style-name="P13"><text:span text:style-name="T83">-Volume in which total revenue and total cost are equal<text:line-break/>-Knowledge of BEP is useful because it reveals the dividing line b/t profit and loss. <text:line-break/>-A volume of sales that is lower than the BEP will result in a loss<text:line-break/>-A volume of sales that is greater than the bed will result in a profit</text:span></text:p>
      <text:p text:style-name="P13"><text:span text:style-name="T84">Contribution calculation</text:span></text:p>
      <text:p text:style-name="P13"><text:span text:style-name="T85">Contribution per unit = Selling price per unit - Variable costs per unit.</text:span></text:p>
      <text:p text:style-name="P14"><text:span text:style-name="T86"><text:s/></text:span></text:p>
      <text:p text:style-name="P14"><text:span text:style-name="T86"/></text:p>
      <text:p text:style-name="P15"><text:span text:style-name="T86">Total Contribution calculation</text:span></text:p>
      <text:p text:style-name="P15"><text:span text:style-name="T87">total contribution = total sales - total variable costs or<text:line-break/><text:line-break/>total contribution = contribution per unit x number or units sold</text:span></text:p>
      <text:p text:style-name="P15"><text:span text:style-name="T88">Break-Even calculation</text:span></text:p>
      <text:p text:style-name="P15"><text:span text:style-name="T89"><text:s text:c="8"/>fixed costs <text:tab/><text:tab/><text:tab/><text:tab/><text:tab/><text:s text:c="6"/>fixed costs<text:line-break/>---------------------------------- <text:tab/><text:tab/>or <text:tab/><text:tab/>------------------------<text:line-break/>(selling price - variable costs)<text:tab/><text:s text:c="3"/><text:tab/><text:s text:c="10"/>Contribution per unit<text:line-break/></text:span></text:p>
      <text:p text:style-name="P15"><text:span text:style-name="T90">Margin of Safety calculation</text:span></text:p>
      <text:p text:style-name="P15"><text:span text:style-name="T91">actual output - breakeven output</text:span></text:p>
      <text:p text:style-name="P15"><text:span text:style-name="T92">Using Margin of Safety to calculate Profit</text:span></text:p>
      <text:p text:style-name="P15"><text:span text:style-name="T93">profit = margin or safety x contribution per unit</text:span></text:p>
      <text:p text:style-name="P15"><text:span text:style-name="T94">Output</text:span></text:p>
      <text:p text:style-name="P15"><text:span text:style-name="T95">means the number of items/units/products/services produced or sold by a business</text:span></text:p>
      <text:p text:style-name="P15"><text:span text:style-name="T96">Contribution per unit</text:span></text:p>
      <text:p text:style-name="P15"><text:span text:style-name="T97">is the money left over from the price of 1 unit after variable costs have been paid. What is left is used to pay for the fixed costs ( or 'contributes towards paying for the fixed costs'). Once the fixed costs have been paid any surplus represents profit for the business.</text:span></text:p>
      <text:p text:style-name="P15"><text:span text:style-name="T98">Total Contribution</text:span></text:p>
      <text:p text:style-name="P15"><text:span text:style-name="T99">is the contribution of a number or all units sold (not just 1 unit as previously explained)</text:span></text:p>
      <text:p text:style-name="P15"><text:span text:style-name="T100">Break-even Output</text:span></text:p>
      <text:p text:style-name="P15"><text:span text:style-name="T101">is the level of output at which total sales revenue is equal to total costs</text:span></text:p>
      <text:p text:style-name="P15"><text:span text:style-name="T102">Break-even Analysis</text:span></text:p>
      <text:p text:style-name="P15"><text:span text:style-name="T103">is the study of the relationship between fixed costs, revenue and variable costs to identify the output at which a business breaks even (i.e. makes neither a profit nor a loss)</text:span></text:p>
      <text:p text:style-name="P15"><text:span text:style-name="T104">Break-even Chart</text:span></text:p>
      <text:p text:style-name="P15"><text:span text:style-name="T105">is a visual representation of a business' revenue and total costs. The point at which the revenue line crosses the total costs line identifies the breakeven point of a business.</text:span></text:p>
      <text:p text:style-name="P15"><text:span text:style-name="T106">Margin of Safety</text:span></text:p>
      <text:p text:style-name="P15"><text:span text:style-name="T107">is the difference between the actual output and the breakeven output</text:span><text:span text:style-name="T10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